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 UI" svg:font-family="'Meiryo UI'" style:font-adornments="標準" style:font-family-generic="modern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8.8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36cm"/>
    </style:style>
    <style:style style:name="co4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.text</text:p>
          </table:table-cell>
          <table:table-cell office:value-type="string" calcext:value-type="string">
            <text:p><text:s/>0x12ee</text:p>
          </table:table-cell>
          <table:table-cell table:formula="of:=MID([.B1]; 4;100)" office:value-type="string" office:string-value="12ee" calcext:value-type="string">
            <text:p>12ee</text:p>
          </table:table-cell>
          <table:table-cell table:formula="of:=HEX2DEC([.C1])"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et_vector</text:p>
          </table:table-cell>
          <table:table-cell office:value-type="string" calcext:value-type="string">
            <text:p>0x1c</text:p>
          </table:table-cell>
          <table:table-cell table:formula="of:=MID([.B3]; 3;100)" office:value-type="string" office:string-value="1c" calcext:value-type="string">
            <text:p>1c</text:p>
          </table:table-cell>
          <table:table-cell table:formula="of:=HEX2DEC([.C3])" office:value-type="float" office:value="28" calcext:value-type="float">
            <text:p>28</text:p>
          </table:table-cell>
          <table:table-cell/>
          <table:table-cell table:formula="of:=SUM([.D3:.D55])" office:value-type="float" office:value="4846" calcext:value-type="float">
            <text:p>4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udivdi3</text:p>
          </table:table-cell>
          <table:table-cell office:value-type="string" calcext:value-type="string">
            <text:p>0x35a</text:p>
          </table:table-cell>
          <table:table-cell table:formula="of:=MID([.B4]; 3;100)" office:value-type="string" office:string-value="35a" calcext:value-type="string">
            <text:p>35a</text:p>
          </table:table-cell>
          <table:table-cell table:formula="of:=HEX2DEC([.C4])"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panic_handler and _interrupt_handler</text:p>
          </table:table-cell>
          <table:table-cell office:value-type="string" calcext:value-type="string">
            <text:p>0xfa</text:p>
          </table:table-cell>
          <table:table-cell table:formula="of:=MID([.B5]; 3;100)" office:value-type="string" office:string-value="fa" calcext:value-type="string">
            <text:p>fa</text:p>
          </table:table-cell>
          <table:table-cell table:formula="of:=HEX2DEC([.C5]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memory_shared_cfg_get</text:p>
          </table:table-cell>
          <table:table-cell office:value-type="string" calcext:value-type="string">
            <text:p>0xa</text:p>
          </table:table-cell>
          <table:table-cell table:formula="of:=MID([.B6]; 3;100)" office:value-type="string" office:string-value="a" calcext:value-type="string">
            <text:p>a</text:p>
          </table:table-cell>
          <table:table-cell table:formula="of:=HEX2DEC([.C6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_timer_hal_set_alarm_target</text:p>
          </table:table-cell>
          <table:table-cell office:value-type="string" calcext:value-type="string">
            <text:p>0x38</text:p>
          </table:table-cell>
          <table:table-cell table:formula="of:=MID([.B7]; 3;100)" office:value-type="string" office:string-value="38" calcext:value-type="string">
            <text:p>38</text:p>
          </table:table-cell>
          <table:table-cell table:formula="of:=HEX2DEC([.C7])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lp_timer_get_cycle_count</text:p>
          </table:table-cell>
          <table:table-cell office:value-type="string" calcext:value-type="string">
            <text:p>0x26</text:p>
          </table:table-cell>
          <table:table-cell table:formula="of:=MID([.B8]; 3;100)" office:value-type="string" office:string-value="26" calcext:value-type="string">
            <text:p>26</text:p>
          </table:table-cell>
          <table:table-cell table:formula="of:=HEX2DEC([.C8]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lp_timer_set_wakeup_time</text:p>
          </table:table-cell>
          <table:table-cell office:value-type="string" calcext:value-type="string">
            <text:p>0x48</text:p>
          </table:table-cell>
          <table:table-cell table:formula="of:=MID([.B9]; 3;100)" office:value-type="string" office:string-value="48" calcext:value-type="string">
            <text:p>48</text:p>
          </table:table-cell>
          <table:table-cell table:formula="of:=HEX2DEC([.C9])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lp_timer_set_wakeup_ticks</text:p>
          </table:table-cell>
          <table:table-cell office:value-type="string" calcext:value-type="string">
            <text:p>0x24</text:p>
          </table:table-cell>
          <table:table-cell table:formula="of:=MID([.B10]; 3;100)" office:value-type="string" office:string-value="24" calcext:value-type="string">
            <text:p>24</text:p>
          </table:table-cell>
          <table:table-cell table:formula="of:=HEX2DEC([.C10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lp_timer_disable</text:p>
          </table:table-cell>
          <table:table-cell office:value-type="string" calcext:value-type="string">
            <text:p>0x1e</text:p>
          </table:table-cell>
          <table:table-cell table:formula="of:=MID([.B11]; 3;100)" office:value-type="string" office:string-value="1e" calcext:value-type="string">
            <text:p>1e</text:p>
          </table:table-cell>
          <table:table-cell table:formula="of:=HEX2DEC([.C11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_core_startup</text:p>
          </table:table-cell>
          <table:table-cell office:value-type="string" calcext:value-type="string">
            <text:p>0x1a</text:p>
          </table:table-cell>
          <table:table-cell table:formula="of:=MID([.B12]; 3;100)" office:value-type="string" office:string-value="1a" calcext:value-type="string">
            <text:p>1a</text:p>
          </table:table-cell>
          <table:table-cell table:formula="of:=HEX2DEC([.C12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update_wakeup_cause</text:p>
          </table:table-cell>
          <table:table-cell office:value-type="string" calcext:value-type="string">
            <text:p>0x144</text:p>
          </table:table-cell>
          <table:table-cell table:formula="of:=MID([.B13]; 3;100)" office:value-type="string" office:string-value="144" calcext:value-type="string">
            <text:p>144</text:p>
          </table:table-cell>
          <table:table-cell table:formula="of:=HEX2DEC([.C13])"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wakeup_main_processor</text:p>
          </table:table-cell>
          <table:table-cell office:value-type="string" calcext:value-type="string">
            <text:p>0x14</text:p>
          </table:table-cell>
          <table:table-cell table:formula="of:=MID([.B14]; 3;100)" office:value-type="string" office:string-value="14" calcext:value-type="string">
            <text:p>14</text:p>
          </table:table-cell>
          <table:table-cell table:formula="of:=HEX2DEC([.C14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delay_us</text:p>
          </table:table-cell>
          <table:table-cell office:value-type="string" calcext:value-type="string">
            <text:p>0x12</text:p>
          </table:table-cell>
          <table:table-cell table:formula="of:=MID([.B15]; 3;100)" office:value-type="string" office:string-value="12" calcext:value-type="string">
            <text:p>12</text:p>
          </table:table-cell>
          <table:table-cell table:formula="of:=HEX2DEC([.C15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delay_cycles</text:p>
          </table:table-cell>
          <table:table-cell office:value-type="string" calcext:value-type="string">
            <text:p>0x10</text:p>
          </table:table-cell>
          <table:table-cell table:formula="of:=MID([.B16]; 3;100)" office:value-type="string" office:string-value="10" calcext:value-type="string">
            <text:p>10</text:p>
          </table:table-cell>
          <table:table-cell table:formula="of:=HEX2DEC([.C16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halt</text:p>
          </table:table-cell>
          <table:table-cell office:value-type="string" calcext:value-type="string">
            <text:p>0x18</text:p>
          </table:table-cell>
          <table:table-cell table:formula="of:=MID([.B17]; 3;100)" office:value-type="string" office:string-value="18" calcext:value-type="string">
            <text:p>18</text:p>
          </table:table-cell>
          <table:table-cell table:formula="of:=HEX2DEC([.C17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stop_lp_core</text:p>
          </table:table-cell>
          <table:table-cell office:value-type="string" calcext:value-type="string">
            <text:p>0x1c</text:p>
          </table:table-cell>
          <table:table-cell table:formula="of:=MID([.B18]; 3;100)" office:value-type="string" office:string-value="1c" calcext:value-type="string">
            <text:p>1c</text:p>
          </table:table-cell>
          <table:table-cell table:formula="of:=HEX2DEC([.C18]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abort</text:p>
          </table:table-cell>
          <table:table-cell office:value-type="string" calcext:value-type="string">
            <text:p>0x8</text:p>
          </table:table-cell>
          <table:table-cell table:formula="of:=MID([.B19]; 3;100)" office:value-type="string" office:string-value="8" calcext:value-type="string">
            <text:p>8</text:p>
          </table:table-cell>
          <table:table-cell table:formula="of:=HEX2DEC([.C19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MID([.B20]; 4;100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ulp_lp_core_default_intr_handler</text:p>
          </table:table-cell>
          <table:table-cell office:value-type="string" calcext:value-type="string">
            <text:p>0x6</text:p>
          </table:table-cell>
          <table:table-cell table:formula="of:=MID([.B21]; 3;100)" office:value-type="string" office:string-value="6" calcext:value-type="string">
            <text:p>6</text:p>
          </table:table-cell>
          <table:table-cell table:formula="of:=HEX2DEC([.C21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panic_handler</text:p>
          </table:table-cell>
          <table:table-cell office:value-type="string" calcext:value-type="string">
            <text:p>0x6</text:p>
          </table:table-cell>
          <table:table-cell table:formula="of:=MID([.B22]; 3;100)" office:value-type="string" office:string-value="6" calcext:value-type="string">
            <text:p>6</text:p>
          </table:table-cell>
          <table:table-cell table:formula="of:=HEX2DEC([.C2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p_lp_core_intr_handler</text:p>
          </table:table-cell>
          <table:table-cell office:value-type="string" calcext:value-type="string">
            <text:p>0x4c</text:p>
          </table:table-cell>
          <table:table-cell table:formula="of:=MID([.B23]; 3;100)" office:value-type="string" office:string-value="4c" calcext:value-type="string">
            <text:p>4c</text:p>
          </table:table-cell>
          <table:table-cell table:formula="of:=HEX2DEC([.C23])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MID([.B24]; 4;100)">
            <text:p/>
          </table:table-cell>
          <table:table-cell table:number-columns-repeated="4"/>
          <table:table-cell office:value-type="string" calcext:value-type="string">
            <text:p>[KiB]</text:p>
          </table:table-cell>
        </table:table-row>
        <table:table-row table:style-name="ro1">
          <table:table-cell office:value-type="string" calcext:value-type="string">
            <text:p>lp_core_i2c_wait_for_interrupt</text:p>
          </table:table-cell>
          <table:table-cell office:value-type="string" calcext:value-type="string">
            <text:p>0x76</text:p>
          </table:table-cell>
          <table:table-cell table:formula="of:=MID([.B25]; 3;100)" office:value-type="string" office:string-value="76" calcext:value-type="string">
            <text:p>76</text:p>
          </table:table-cell>
          <table:table-cell table:formula="of:=HEX2DEC([.C25])" office:value-type="float" office:value="118" calcext:value-type="float">
            <text:p>118</text:p>
          </table:table-cell>
          <table:table-cell/>
          <table:table-cell table:formula="of:=SUM([.D25:.D29])" office:value-type="float" office:value="872" calcext:value-type="float">
            <text:p>872</text:p>
          </table:table-cell>
          <table:table-cell office:value-type="string" calcext:value-type="string">
            <text:p>ESP Runtime(I2C)</text:p>
          </table:table-cell>
          <table:table-cell table:formula="of:=[.F25]/1024" office:value-type="float" office:value="0.8515625" calcext:value-type="float">
            <text:p>0.8515625</text:p>
          </table:table-cell>
        </table:table-row>
        <table:table-row table:style-name="ro1">
          <table:table-cell office:value-type="string" calcext:value-type="string">
            <text:p>lp_core_i2c_format_cmd.constprop.0</text:p>
          </table:table-cell>
          <table:table-cell office:value-type="string" calcext:value-type="string">
            <text:p>0x28</text:p>
          </table:table-cell>
          <table:table-cell table:formula="of:=MID([.B26]; 3;100)" office:value-type="string" office:string-value="28" calcext:value-type="string">
            <text:p>28</text:p>
          </table:table-cell>
          <table:table-cell table:formula="of:=HEX2DEC([.C26])" office:value-type="float" office:value="40" calcext:value-type="float">
            <text:p>40</text:p>
          </table:table-cell>
          <table:table-cell/>
          <table:table-cell table:formula="of:=SUM([.D3:.D23]) + [.D59] + [.D60] + [.D66] + [.D67] + [.D78]" office:value-type="float" office:value="2219" calcext:value-type="float">
            <text:p>2219</text:p>
          </table:table-cell>
          <table:table-cell office:value-type="string" calcext:value-type="string">
            <text:p>ESP Runtime</text:p>
          </table:table-cell>
          <table:table-cell table:formula="of:=[.F26]/1024" office:value-type="float" office:value="2.1669921875" calcext:value-type="float">
            <text:p>2.1669921875</text:p>
          </table:table-cell>
        </table:table-row>
        <table:table-row table:style-name="ro1">
          <table:table-cell office:value-type="string" calcext:value-type="string">
            <text:p>lp_core_i2c_config_device_addr.constprop.0</text:p>
          </table:table-cell>
          <table:table-cell office:value-type="string" calcext:value-type="string">
            <text:p>0x32</text:p>
          </table:table-cell>
          <table:table-cell table:formula="of:=MID([.B27]; 3;100)" office:value-type="string" office:string-value="32" calcext:value-type="string">
            <text:p>32</text:p>
          </table:table-cell>
          <table:table-cell table:formula="of:=HEX2DEC([.C27])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_core_i2c_master_read_from_device</text:p>
          </table:table-cell>
          <table:table-cell office:value-type="string" calcext:value-type="string">
            <text:p>0x142</text:p>
          </table:table-cell>
          <table:table-cell table:formula="of:=MID([.B28]; 3;100)" office:value-type="string" office:string-value="142" calcext:value-type="string">
            <text:p>142</text:p>
          </table:table-cell>
          <table:table-cell table:formula="of:=HEX2DEC([.C28])"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_core_i2c_master_write_to_device</text:p>
          </table:table-cell>
          <table:table-cell office:value-type="string" calcext:value-type="string">
            <text:p>0x156</text:p>
          </table:table-cell>
          <table:table-cell table:formula="of:=MID([.B29]; 3;100)" office:value-type="string" office:string-value="156" calcext:value-type="string">
            <text:p>156</text:p>
          </table:table-cell>
          <table:table-cell table:formula="of:=HEX2DEC([.C29])"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MID([.B30]; 4;100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back</text:p>
          </table:table-cell>
          <table:table-cell office:value-type="string" calcext:value-type="string">
            <text:p>0x40</text:p>
          </table:table-cell>
          <table:table-cell table:formula="of:=MID([.B31]; 3;100)" office:value-type="string" office:string-value="40" calcext:value-type="string">
            <text:p>40</text:p>
          </table:table-cell>
          <table:table-cell table:formula="of:=HEX2DEC([.C31])" office:value-type="float" office:value="64" calcext:value-type="float">
            <text:p>64</text:p>
          </table:table-cell>
          <table:table-cell/>
          <table:table-cell table:formula="of:=SUM([.D31:.D35])+[.D43]+[.D64]+[.D70]+SUM([.D74:.D77])" office:value-type="float" office:value="538" calcext:value-type="float">
            <text:p>538</text:p>
          </table:table-cell>
          <table:table-cell office:value-type="string" calcext:value-type="string">
            <text:p>mruby/copro Runtime</text:p>
          </table:table-cell>
          <table:table-cell table:formula="of:=[.F31]/1024" office:value-type="float" office:value="0.525390625" calcext:value-type="float">
            <text:p>0.525390625</text:p>
          </table:table-cell>
        </table:table-row>
        <table:table-row table:style-name="ro1">
          <table:table-cell office:value-type="string" calcext:value-type="string">
            <text:p>fallback_post</text:p>
          </table:table-cell>
          <table:table-cell office:value-type="string" calcext:value-type="string">
            <text:p>0x2e</text:p>
          </table:table-cell>
          <table:table-cell table:formula="of:=MID([.B32]; 3;100)" office:value-type="string" office:string-value="2e" calcext:value-type="string">
            <text:p>2e</text:p>
          </table:table-cell>
          <table:table-cell table:formula="of:=HEX2DEC([.C32]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_barrider and object_new</text:p>
          </table:table-cell>
          <table:table-cell office:value-type="string" calcext:value-type="string">
            <text:p>0x9a</text:p>
          </table:table-cell>
          <table:table-cell table:formula="of:=MID([.B33]; 3;100)" office:value-type="string" office:string-value="9a" calcext:value-type="string">
            <text:p>9a</text:p>
          </table:table-cell>
          <table:table-cell table:formula="of:=HEX2DEC([.C33])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ay_get and string_getbyte and array_set</text:p>
          </table:table-cell>
          <table:table-cell office:value-type="string" calcext:value-type="string">
            <text:p>0x50</text:p>
          </table:table-cell>
          <table:table-cell table:formula="of:=MID([.B34]; 3;100)" office:value-type="string" office:string-value="50" calcext:value-type="string">
            <text:p>50</text:p>
          </table:table-cell>
          <table:table-cell table:formula="of:=HEX2DEC([.C34])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fail</text:p>
          </table:table-cell>
          <table:table-cell office:value-type="string" calcext:value-type="string">
            <text:p>0x72</text:p>
          </table:table-cell>
          <table:table-cell table:formula="of:=MID([.B35]; 3;100)" office:value-type="string" office:string-value="72" calcext:value-type="string">
            <text:p>72</text:p>
          </table:table-cell>
          <table:table-cell table:formula="of:=HEX2DEC([.C35])"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MID([.B36]; 4;100)">
            <text:p/>
          </table:table-cell>
          <table:table-cell table:formula="of:=HEX2DEC([.C3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bc_gc_sweep</text:p>
          </table:table-cell>
          <table:table-cell office:value-type="string" calcext:value-type="string">
            <text:p>0xa4</text:p>
          </table:table-cell>
          <table:table-cell table:formula="of:=MID([.B37]; 3;100)" office:value-type="string" office:string-value="a4" calcext:value-type="string">
            <text:p>a4</text:p>
          </table:table-cell>
          <table:table-cell table:formula="of:=HEX2DEC([.C37])" office:value-type="float" office:value="164" calcext:value-type="float">
            <text:p>164</text:p>
          </table:table-cell>
          <table:table-cell/>
          <table:table-cell table:formula="of:=SUM([.D37:.D41])+[.D63]" office:value-type="float" office:value="1054" calcext:value-type="float">
            <text:p>1054</text:p>
          </table:table-cell>
          <table:table-cell office:value-type="string" calcext:value-type="string">
            <text:p>GC</text:p>
          </table:table-cell>
          <table:table-cell table:formula="of:=[.F37]/1024" office:value-type="float" office:value="1.029296875" calcext:value-type="float">
            <text:p>1.029296875</text:p>
          </table:table-cell>
        </table:table-row>
        <table:table-row table:style-name="ro1">
          <table:table-cell office:value-type="string" calcext:value-type="string">
            <text:p>mrbc_gc_mark</text:p>
          </table:table-cell>
          <table:table-cell office:value-type="string" calcext:value-type="string">
            <text:p>0xee</text:p>
          </table:table-cell>
          <table:table-cell table:formula="of:=MID([.B38]; 3;100)" office:value-type="string" office:string-value="ee" calcext:value-type="string">
            <text:p>ee</text:p>
          </table:table-cell>
          <table:table-cell table:formula="of:=HEX2DEC([.C38])"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bc_gc_mark_frozen_objects</text:p>
          </table:table-cell>
          <table:table-cell office:value-type="string" calcext:value-type="string">
            <text:p>0xc6</text:p>
          </table:table-cell>
          <table:table-cell table:formula="of:=MID([.B39]; 3;100)" office:value-type="string" office:string-value="c6" calcext:value-type="string">
            <text:p>c6</text:p>
          </table:table-cell>
          <table:table-cell table:formula="of:=HEX2DEC([.C39])"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bc_gc_gc</text:p>
          </table:table-cell>
          <table:table-cell office:value-type="string" calcext:value-type="string">
            <text:p>0x2a</text:p>
          </table:table-cell>
          <table:table-cell table:formula="of:=MID([.B40]; 3;100)" office:value-type="string" office:string-value="2a" calcext:value-type="string">
            <text:p>2a</text:p>
          </table:table-cell>
          <table:table-cell table:formula="of:=HEX2DEC([.C40]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bc_gc_alloc</text:p>
          </table:table-cell>
          <table:table-cell office:value-type="string" calcext:value-type="string">
            <text:p>0x174</text:p>
          </table:table-cell>
          <table:table-cell table:formula="of:=MID([.B41]; 3;100)" office:value-type="string" office:string-value="174" calcext:value-type="string">
            <text:p>174</text:p>
          </table:table-cell>
          <table:table-cell table:formula="of:=HEX2DEC([.C41])"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MID([.B42]; 4;100)">
            <text:p/>
          </table:table-cell>
          <table:table-cell table:formula="of:=HEX2DEC([.C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0x20</text:p>
          </table:table-cell>
          <table:table-cell table:formula="of:=MID([.B43]; 3;100)" office:value-type="string" office:string-value="20" calcext:value-type="string">
            <text:p>20</text:p>
          </table:table-cell>
          <table:table-cell table:formula="of:=HEX2DEC([.C43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MID([.B44]; 4;100)">
            <text:p/>
          </table:table-cell>
          <table:table-cell table:formula="of:=HEX2DEC([.C4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_store and sleep_restore</text:p>
          </table:table-cell>
          <table:table-cell office:value-type="string" calcext:value-type="string">
            <text:p>0x64</text:p>
          </table:table-cell>
          <table:table-cell table:formula="of:=MID([.B45]; 3;100)" office:value-type="string" office:string-value="64" calcext:value-type="string">
            <text:p>64</text:p>
          </table:table-cell>
          <table:table-cell table:formula="of:=HEX2DEC([.C45])" office:value-type="float" office:value="100" calcext:value-type="float">
            <text:p>100</text:p>
          </table:table-cell>
          <table:table-cell/>
          <table:table-cell table:formula="of:=SUM([.D45:.D51])" office:value-type="float" office:value="440" calcext:value-type="float">
            <text:p>440</text:p>
          </table:table-cell>
          <table:table-cell office:value-type="string" calcext:value-type="string">
            <text:p>Copro module</text:p>
          </table:table-cell>
          <table:table-cell table:formula="of:=[.F45]/1024" office:value-type="float" office:value="0.4296875" calcext:value-type="float">
            <text:p>0.4296875</text:p>
          </table:table-cell>
        </table:table-row>
        <table:table-row table:style-name="ro1">
          <table:table-cell office:value-type="string" calcext:value-type="string">
            <text:p>sleep_store2</text:p>
          </table:table-cell>
          <table:table-cell office:value-type="string" calcext:value-type="string">
            <text:p>0x8</text:p>
          </table:table-cell>
          <table:table-cell table:formula="of:=MID([.B46]; 3;100)" office:value-type="string" office:string-value="8" calcext:value-type="string">
            <text:p>8</text:p>
          </table:table-cell>
          <table:table-cell table:formula="of:=HEX2DEC([.C46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ro_delayMs</text:p>
          </table:table-cell>
          <table:table-cell office:value-type="string" calcext:value-type="string">
            <text:p>0x38</text:p>
          </table:table-cell>
          <table:table-cell table:formula="of:=MID([.B47]; 3;100)" office:value-type="string" office:string-value="38" calcext:value-type="string">
            <text:p>38</text:p>
          </table:table-cell>
          <table:table-cell table:formula="of:=HEX2DEC([.C47])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ro_GPIOget</text:p>
          </table:table-cell>
          <table:table-cell office:value-type="string" calcext:value-type="string">
            <text:p>0x1c</text:p>
          </table:table-cell>
          <table:table-cell table:formula="of:=MID([.B48]; 3;100)" office:value-type="string" office:string-value="1c" calcext:value-type="string">
            <text:p>1c</text:p>
          </table:table-cell>
          <table:table-cell table:formula="of:=HEX2DEC([.C48]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ro_GPIOset</text:p>
          </table:table-cell>
          <table:table-cell office:value-type="string" calcext:value-type="string">
            <text:p>0x38</text:p>
          </table:table-cell>
          <table:table-cell table:formula="of:=MID([.B49]; 3;100)" office:value-type="string" office:string-value="38" calcext:value-type="string">
            <text:p>38</text:p>
          </table:table-cell>
          <table:table-cell table:formula="of:=HEX2DEC([.C49])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ro_I2Cread</text:p>
          </table:table-cell>
          <table:table-cell office:value-type="string" calcext:value-type="string">
            <text:p>0x44</text:p>
          </table:table-cell>
          <table:table-cell table:formula="of:=MID([.B50]; 3;100)" office:value-type="string" office:string-value="44" calcext:value-type="string">
            <text:p>44</text:p>
          </table:table-cell>
          <table:table-cell table:formula="of:=HEX2DEC([.C50]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ro_I2Cwrite</text:p>
          </table:table-cell>
          <table:table-cell office:value-type="string" calcext:value-type="string">
            <text:p>0x7c</text:p>
          </table:table-cell>
          <table:table-cell table:formula="of:=MID([.B51]; 3;100)" office:value-type="string" office:string-value="7c" calcext:value-type="string">
            <text:p>7c</text:p>
          </table:table-cell>
          <table:table-cell table:formula="of:=HEX2DEC([.C51])"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MID([.B52]; 4;100)">
            <text:p/>
          </table:table-cell>
          <table:table-cell table:formula="of:=HEX2DEC([.C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MID([.B53]; 4;100)">
            <text:p/>
          </table:table-cell>
          <table:table-cell table:formula="of:=HEX2DEC([.C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ugout</text:p>
          </table:table-cell>
          <table:table-cell office:value-type="string" calcext:value-type="string">
            <text:p>0x44</text:p>
          </table:table-cell>
          <table:table-cell table:formula="of:=MID([.B54]; 3;100)" office:value-type="string" office:string-value="44" calcext:value-type="string">
            <text:p>44</text:p>
          </table:table-cell>
          <table:table-cell table:formula="of:=HEX2DEC([.C54]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live</text:p>
          </table:table-cell>
          <table:table-cell office:value-type="string" calcext:value-type="string">
            <text:p>0x20</text:p>
          </table:table-cell>
          <table:table-cell table:formula="of:=MID([.B55]; 3;100)" office:value-type="string" office:string-value="20" calcext:value-type="string">
            <text:p>20</text:p>
          </table:table-cell>
          <table:table-cell table:formula="of:=HEX2DEC([.C55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MID([.B56]; 4;100)">
            <text:p/>
          </table:table-cell>
          <table:table-cell table:formula="of:=HEX2DEC([.C5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MID([.B57]; 4;100)">
            <text:p/>
          </table:table-cell>
          <table:table-cell table:formula="of:=HEX2DEC([.C5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rodata</text:p>
          </table:table-cell>
          <table:table-cell office:value-type="string" calcext:value-type="string">
            <text:p><text:s/>0x118</text:p>
          </table:table-cell>
          <table:table-cell table:formula="of:=MID([.B58]; 4;100)" office:value-type="string" office:string-value="118" calcext:value-type="string">
            <text:p>118</text:p>
          </table:table-cell>
          <table:table-cell table:formula="of:=HEX2DEC([.C58])"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_clz_tab</text:p>
          </table:table-cell>
          <table:table-cell office:value-type="string" calcext:value-type="string">
            <text:p><text:s/>0x100</text:p>
          </table:table-cell>
          <table:table-cell table:formula="of:=MID([.B59]; 4;100)" office:value-type="string" office:string-value="100" calcext:value-type="string">
            <text:p>100</text:p>
          </table:table-cell>
          <table:table-cell table:formula="of:=HEX2DEC([.C59]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_intr_handlersm</text:p>
          </table:table-cell>
          <table:table-cell office:value-type="string" calcext:value-type="string">
            <text:p><text:s/>0x18</text:p>
          </table:table-cell>
          <table:table-cell table:formula="of:=MID([.B60]; 4;100)" office:value-type="string" office:string-value="18" calcext:value-type="string">
            <text:p>18</text:p>
          </table:table-cell>
          <table:table-cell table:formula="of:=HEX2DEC([.C60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MID([.B61]; 4;100)">
            <text:p/>
          </table:table-cell>
          <table:table-cell table:formula="of:=HEX2DEC([.C6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data</text:p>
          </table:table-cell>
          <table:table-cell office:value-type="string" calcext:value-type="string">
            <text:p><text:s/>0x34</text:p>
          </table:table-cell>
          <table:table-cell table:formula="of:=MID([.B62]; 4;100)" office:value-type="string" office:string-value="34" calcext:value-type="string">
            <text:p>34</text:p>
          </table:table-cell>
          <table:table-cell table:formula="of:=HEX2DEC([.C62])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ps</text:p>
          </table:table-cell>
          <table:table-cell office:value-type="string" calcext:value-type="string">
            <text:p><text:s/>0x28</text:p>
          </table:table-cell>
          <table:table-cell table:formula="of:=MID([.B63]; 4;100)" office:value-type="string" office:string-value="28" calcext:value-type="string">
            <text:p>28</text:p>
          </table:table-cell>
          <table:table-cell table:formula="of:=HEX2DEC([.C63]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ypoint</text:p>
          </table:table-cell>
          <table:table-cell office:value-type="string" calcext:value-type="string">
            <text:p><text:s/>0x4</text:p>
          </table:table-cell>
          <table:table-cell table:formula="of:=MID([.B64]; 4;100)" office:value-type="string" office:string-value="4" calcext:value-type="string">
            <text:p>4</text:p>
          </table:table-cell>
          <table:table-cell table:formula="of:=HEX2DEC([.C6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MID([.B65]; 4;100)">
            <text:p/>
          </table:table-cell>
          <table:table-cell table:formula="of:=HEX2DEC([.C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_ack_check_en</text:p>
          </table:table-cell>
          <table:table-cell office:value-type="string" calcext:value-type="string">
            <text:p><text:s/>0x1</text:p>
          </table:table-cell>
          <table:table-cell table:formula="of:=MID([.B66]; 4;100)" office:value-type="string" office:string-value="1" calcext:value-type="string">
            <text:p>1</text:p>
          </table:table-cell>
          <table:table-cell table:formula="of:=HEX2DEC([.C6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</text:p>
          </table:table-cell>
          <table:table-cell office:value-type="string" calcext:value-type="string">
            <text:p><text:s/>0x4</text:p>
          </table:table-cell>
          <table:table-cell table:formula="of:=MID([.B67]; 4;100)" office:value-type="string" office:string-value="4" calcext:value-type="string">
            <text:p>4</text:p>
          </table:table-cell>
          <table:table-cell table:formula="of:=HEX2DEC([.C6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MID([.B68]; 4;100)">
            <text:p/>
          </table:table-cell>
          <table:table-cell table:formula="of:=HEX2DEC([.C6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bss</text:p>
          </table:table-cell>
          <table:table-cell office:value-type="string" calcext:value-type="string">
            <text:p><text:s/>0x1030</text:p>
          </table:table-cell>
          <table:table-cell table:formula="of:=MID([.B69]; 4;100)" office:value-type="string" office:string-value="1030" calcext:value-type="string">
            <text:p>1030</text:p>
          </table:table-cell>
          <table:table-cell table:formula="of:=HEX2DEC([.C69])"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lation_table</text:p>
          </table:table-cell>
          <table:table-cell office:value-type="string" calcext:value-type="string">
            <text:p><text:s/>0x20</text:p>
          </table:table-cell>
          <table:table-cell table:formula="of:=MID([.B70]; 4;100)" office:value-type="string" office:string-value="20" calcext:value-type="string">
            <text:p>20</text:p>
          </table:table-cell>
          <table:table-cell table:formula="of:=HEX2DEC([.C70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bc_gc_space</text:p>
          </table:table-cell>
          <table:table-cell office:value-type="string" calcext:value-type="string">
            <text:p><text:s/>0x1000</text:p>
          </table:table-cell>
          <table:table-cell table:formula="of:=MID([.B71]; 4;100)" office:value-type="string" office:string-value="1000" calcext:value-type="string">
            <text:p>1000</text:p>
          </table:table-cell>
          <table:table-cell table:formula="of:=HEX2DEC([.C71])"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MID([.B72]; 4;100)">
            <text:p/>
          </table:table-cell>
          <table:table-cell table:formula="of:=HEX2DEC([.C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sbss</text:p>
          </table:table-cell>
          <table:table-cell office:value-type="string" calcext:value-type="string">
            <text:p><text:s/></text:p>
          </table:table-cell>
          <table:table-cell table:formula="of:=MID([.B73]; 4;100)">
            <text:p/>
          </table:table-cell>
          <table:table-cell table:formula="of:=HEX2DEC([.C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d_object</text:p>
          </table:table-cell>
          <table:table-cell office:value-type="string" calcext:value-type="string">
            <text:p><text:s/>0x4</text:p>
          </table:table-cell>
          <table:table-cell table:formula="of:=MID([.B74]; 4;100)" office:value-type="string" office:string-value="4" calcext:value-type="string">
            <text:p>4</text:p>
          </table:table-cell>
          <table:table-cell table:formula="of:=HEX2DEC([.C7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k</text:p>
          </table:table-cell>
          <table:table-cell office:value-type="string" calcext:value-type="string">
            <text:p><text:s/>0x2</text:p>
          </table:table-cell>
          <table:table-cell table:formula="of:=MID([.B75]; 4;100)" office:value-type="string" office:string-value="2" calcext:value-type="string">
            <text:p>2</text:p>
          </table:table-cell>
          <table:table-cell table:formula="of:=HEX2DEC([.C75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preason</text:p>
          </table:table-cell>
          <table:table-cell office:value-type="string" calcext:value-type="string">
            <text:p><text:s/>0x2</text:p>
          </table:table-cell>
          <table:table-cell table:formula="of:=MID([.B76]; 4;100)" office:value-type="string" office:string-value="2" calcext:value-type="string">
            <text:p>2</text:p>
          </table:table-cell>
          <table:table-cell table:formula="of:=HEX2DEC([.C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bc_sp_bottom</text:p>
          </table:table-cell>
          <table:table-cell office:value-type="string" calcext:value-type="string">
            <text:p><text:s/>0x4</text:p>
          </table:table-cell>
          <table:table-cell table:formula="of:=MID([.B77]; 4;100)" office:value-type="string" office:string-value="4" calcext:value-type="string">
            <text:p>4</text:p>
          </table:table-cell>
          <table:table-cell table:formula="of:=HEX2DEC([.C7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_wakeup_cause</text:p>
          </table:table-cell>
          <table:table-cell office:value-type="string" calcext:value-type="string">
            <text:p><text:s/>0x4</text:p>
          </table:table-cell>
          <table:table-cell table:formula="of:=MID([.B78]; 4;100)" office:value-type="string" office:string-value="4" calcext:value-type="string">
            <text:p>4</text:p>
          </table:table-cell>
          <table:table-cell table:formula="of:=HEX2DEC([.C78])"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 UI" svg:font-family="'Meiryo UI'" style:font-adornments="標準" style:font-family-generic="modern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00/00/00</text:date>, <text:time style:data-style-name="N2" text:time-value="17:38:25.6943978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17:32:14.499844900</meta:creation-date>
    <dc:date>2025-07-03T17:48:03.121421900</dc:date>
    <meta:editing-duration>PT2H1M26S</meta:editing-duration>
    <meta:editing-cycles>8</meta:editing-cycles>
    <meta:generator>LibreOffice/25.2.4.3$Windows_X86_64 LibreOffice_project/33e196637044ead23f5c3226cde09b47731f7e27</meta:generator>
    <meta:document-statistic meta:table-count="1" meta:cell-count="294" meta:object-count="0"/>
  </office:meta>
</office:document-meta>
</file>